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3" style:family="paragraph" style:parent-style-name="Standard">
      <style:text-properties fo:font-weight="bold" officeooo:rsid="0016259c" officeooo:paragraph-rsid="0016259c" style:font-weight-asian="bold" style:font-weight-complex="bold"/>
    </style:style>
    <style:style style:name="P4" style:family="paragraph" style:parent-style-name="Standard">
      <style:text-properties fo:font-weight="bold" fo:background-color="#ffff00" style:font-weight-asian="bold" style:font-weight-complex="bold"/>
    </style:style>
    <style:style style:name="P5" style:family="paragraph" style:parent-style-name="Standard">
      <style:text-properties fo:font-weight="bold" fo:background-color="#cfe7f5" style:font-weight-asian="bold" style:font-weight-complex="bold"/>
    </style:style>
    <style:style style:name="P6" style:family="paragraph" style:parent-style-name="Standard">
      <style:text-properties fo:font-weight="bold" officeooo:rsid="00116282" officeooo:paragraph-rsid="00116282" fo:background-color="#23ff23" style:font-weight-asian="bold" style:font-weight-complex="bold"/>
    </style:style>
    <style:style style:name="P7" style:family="paragraph" style:parent-style-name="Standard">
      <style:text-properties fo:font-weight="bold" officeooo:rsid="0016259c" officeooo:paragraph-rsid="0016259c" fo:background-color="#23ff23" style:font-weight-asian="bold" style:font-weight-complex="bold"/>
    </style:style>
    <style:style style:name="P8" style:family="paragraph" style:parent-style-name="Standard">
      <style:text-properties fo:font-weight="bold" officeooo:rsid="00181bcd" officeooo:paragraph-rsid="00181bcd" fo:background-color="#23ff23" style:font-weight-asian="bold" style:font-weight-complex="bold"/>
    </style:style>
    <style:style style:name="P9" style:family="paragraph" style:parent-style-name="Standard">
      <style:text-properties fo:font-weight="bold" officeooo:rsid="001c0810" officeooo:paragraph-rsid="001c0810" fo:background-color="#23ff23" style:font-weight-asian="bold" style:font-weight-complex="bold"/>
    </style:style>
    <style:style style:name="P10" style:family="paragraph" style:parent-style-name="Standard">
      <style:text-properties fo:font-weight="bold" officeooo:rsid="001f6719" officeooo:paragraph-rsid="001f6719" fo:background-color="#23ff23" style:font-weight-asian="bold" style:font-weight-complex="bold"/>
    </style:style>
    <style:style style:name="P11" style:family="paragraph" style:parent-style-name="Standard">
      <style:text-properties fo:font-weight="bold" officeooo:rsid="0020410e" officeooo:paragraph-rsid="0020410e" fo:background-color="#23ff23" style:font-weight-asian="bold" style:font-weight-complex="bold"/>
    </style:style>
    <style:style style:name="P12" style:family="paragraph" style:parent-style-name="Standard">
      <style:text-properties fo:font-weight="bold" officeooo:rsid="0044bc8b" officeooo:paragraph-rsid="0044bc8b" fo:background-color="#eb613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tab-stops>
          <style:tab-stop style:position="0.3091in"/>
        </style:tab-stops>
      </style:paragraph-properties>
      <style:text-properties fo:font-weight="normal" style:font-weight-asian="normal" style:font-weight-complex="normal"/>
    </style:style>
    <style:style style:name="P15" style:family="paragraph" style:parent-style-name="Standard">
      <style:text-properties fo:font-weight="normal" fo:background-color="#ffff00" style:font-weight-asian="normal" style:font-weight-complex="normal"/>
    </style:style>
    <style:style style:name="P16" style:family="paragraph" style:parent-style-name="Standard">
      <style:text-properties fo:font-weight="normal" officeooo:rsid="00181bcd" officeooo:paragraph-rsid="00181bcd" fo:background-color="#23ff23" style:font-weight-asian="normal" style:font-weight-complex="normal"/>
    </style:style>
    <style:style style:name="P17" style:family="paragraph" style:parent-style-name="Standard">
      <style:text-properties fo:font-weight="normal" officeooo:rsid="001900dc" officeooo:paragraph-rsid="001900dc" fo:background-color="#23ff23" style:font-weight-asian="normal" style:font-weight-complex="normal"/>
    </style:style>
    <style:style style:name="P18" style:family="paragraph" style:parent-style-name="Standard">
      <style:text-properties fo:background-color="#ffff00"/>
    </style:style>
    <style:style style:name="P19" style:family="paragraph" style:parent-style-name="Standard">
      <style:text-properties fo:background-color="#cfe7f5"/>
    </style:style>
    <style:style style:name="P20" style:family="paragraph" style:parent-style-name="Standard">
      <style:text-properties officeooo:rsid="000e0d09" officeooo:paragraph-rsid="000e0d09" fo:background-color="#cfe7f5"/>
    </style:style>
    <style:style style:name="P21" style:family="paragraph" style:parent-style-name="Standard">
      <style:text-properties style:text-underline-style="solid" style:text-underline-width="auto" style:text-underline-color="font-color" fo:background-color="#cfe7f5"/>
    </style:style>
    <style:style style:name="P22" style:family="paragraph" style:parent-style-name="Standard">
      <style:text-properties officeooo:rsid="00116282" officeooo:paragraph-rsid="00116282" fo:background-color="#23ff23"/>
    </style:style>
    <style:style style:name="P23" style:family="paragraph" style:parent-style-name="Standard">
      <style:text-properties officeooo:rsid="00116e0d" officeooo:paragraph-rsid="00116e0d" fo:background-color="#23ff23"/>
    </style:style>
    <style:style style:name="P24" style:family="paragraph" style:parent-style-name="Standard">
      <style:text-properties officeooo:rsid="00130434" officeooo:paragraph-rsid="00130434" fo:background-color="#23ff23"/>
    </style:style>
    <style:style style:name="P25" style:family="paragraph" style:parent-style-name="Standard">
      <style:text-properties officeooo:rsid="00146985" officeooo:paragraph-rsid="00146985" fo:background-color="#23ff23"/>
    </style:style>
    <style:style style:name="P26" style:family="paragraph" style:parent-style-name="Standard">
      <style:text-properties officeooo:rsid="001c0810" officeooo:paragraph-rsid="001c0810" fo:background-color="#23ff23"/>
    </style:style>
    <style:style style:name="P27" style:family="paragraph" style:parent-style-name="Standard">
      <style:text-properties officeooo:rsid="001cf71b" officeooo:paragraph-rsid="001cf71b" fo:background-color="#23ff23"/>
    </style:style>
    <style:style style:name="P28" style:family="paragraph" style:parent-style-name="Standard">
      <style:text-properties officeooo:rsid="001cf71b" officeooo:paragraph-rsid="003cd0f9" fo:background-color="#23ff23"/>
    </style:style>
    <style:style style:name="P29" style:family="paragraph" style:parent-style-name="Standard">
      <style:text-properties officeooo:rsid="001f6719" officeooo:paragraph-rsid="001f8d4c" fo:background-color="#23ff23"/>
    </style:style>
    <style:style style:name="P30" style:family="paragraph" style:parent-style-name="Standard">
      <style:text-properties officeooo:rsid="0021116b" officeooo:paragraph-rsid="0021116b" fo:background-color="#23ff23"/>
    </style:style>
    <style:style style:name="P31" style:family="paragraph" style:parent-style-name="Standard">
      <style:text-properties officeooo:rsid="00116e0d" officeooo:paragraph-rsid="00116e0d"/>
    </style:style>
    <style:style style:name="P32" style:family="paragraph" style:parent-style-name="Standard">
      <style:text-properties officeooo:rsid="0045d4c6" officeooo:paragraph-rsid="0045d4c6" fo:background-color="#eb613d"/>
    </style:style>
    <style:style style:name="P33" style:family="paragraph" style:parent-style-name="Standard">
      <style:text-properties officeooo:rsid="00462bab" officeooo:paragraph-rsid="00462bab" fo:background-color="#eb613d"/>
    </style:style>
    <style:style style:name="P34" style:family="paragraph" style:parent-style-name="Standard">
      <style:text-properties officeooo:rsid="0047c404" officeooo:paragraph-rsid="0047c404" fo:background-color="#eb613d"/>
    </style:style>
    <style:style style:name="P35" style:family="paragraph" style:parent-style-name="Standard">
      <style:text-properties officeooo:rsid="003cd0f9" officeooo:paragraph-rsid="003cd0f9" fo:background-color="#eb613d"/>
    </style:style>
    <style:style style:name="P36" style:family="paragraph" style:parent-style-name="Standard">
      <style:text-properties officeooo:rsid="0044bc8b" officeooo:paragraph-rsid="0043545d" fo:background-color="#eb613d"/>
    </style:style>
    <style:style style:name="P37" style:family="paragraph" style:parent-style-name="Standard">
      <style:text-properties officeooo:rsid="004be9ff" officeooo:paragraph-rsid="004be9ff" fo:background-color="#eb613d"/>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8d4c"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fo:font-size="14pt" officeooo:rsid="005a1604" style:font-size-asian="14pt" style:font-size-complex="14pt"/>
    </style:style>
    <style:style style:name="T6" style:family="text">
      <style:text-properties officeooo:rsid="000f7563"/>
    </style:style>
    <style:style style:name="T7" style:family="text">
      <style:text-properties officeooo:rsid="00109e73" fo:background-color="#23ff23" loext:char-shading-value="0"/>
    </style:style>
    <style:style style:name="T8" style:family="text">
      <style:text-properties officeooo:rsid="001900dc"/>
    </style:style>
    <style:style style:name="T9" style:family="text">
      <style:text-properties officeooo:rsid="0019161f"/>
    </style:style>
    <style:style style:name="T10" style:family="text">
      <style:text-properties officeooo:rsid="001cf71b"/>
    </style:style>
    <style:style style:name="T11" style:family="text">
      <style:text-properties officeooo:rsid="001e628b"/>
    </style:style>
    <style:style style:name="T12" style:family="text">
      <style:text-properties officeooo:rsid="001f8d4c"/>
    </style:style>
    <style:style style:name="T13" style:family="text">
      <style:text-properties officeooo:rsid="0020410e"/>
    </style:style>
    <style:style style:name="T14" style:family="text">
      <style:text-properties officeooo:rsid="00246114"/>
    </style:style>
    <style:style style:name="T15" style:family="text">
      <style:text-properties officeooo:rsid="0024d15b"/>
    </style:style>
    <style:style style:name="T16" style:family="text">
      <style:text-properties officeooo:rsid="00257bd6"/>
    </style:style>
    <style:style style:name="T17" style:family="text">
      <style:text-properties officeooo:rsid="0025d6e2"/>
    </style:style>
    <style:style style:name="T18" style:family="text">
      <style:text-properties officeooo:rsid="0027d350"/>
    </style:style>
    <style:style style:name="T19" style:family="text">
      <style:text-properties officeooo:rsid="00295bb6"/>
    </style:style>
    <style:style style:name="T20" style:family="text">
      <style:text-properties officeooo:rsid="002a961a"/>
    </style:style>
    <style:style style:name="T21" style:family="text">
      <style:text-properties officeooo:rsid="002b60fe"/>
    </style:style>
    <style:style style:name="T22" style:family="text">
      <style:text-properties officeooo:rsid="002d12cb"/>
    </style:style>
    <style:style style:name="T23" style:family="text">
      <style:text-properties officeooo:rsid="002dd373"/>
    </style:style>
    <style:style style:name="T24" style:family="text">
      <style:text-properties officeooo:rsid="002e3280"/>
    </style:style>
    <style:style style:name="T25" style:family="text">
      <style:text-properties officeooo:rsid="00300672"/>
    </style:style>
    <style:style style:name="T26" style:family="text">
      <style:text-properties officeooo:rsid="00304ee9"/>
    </style:style>
    <style:style style:name="T27" style:family="text">
      <style:text-properties officeooo:rsid="00330b51"/>
    </style:style>
    <style:style style:name="T28" style:family="text">
      <style:text-properties officeooo:rsid="0034c8a0"/>
    </style:style>
    <style:style style:name="T29" style:family="text">
      <style:text-properties officeooo:rsid="00365b05"/>
    </style:style>
    <style:style style:name="T30" style:family="text">
      <style:text-properties officeooo:rsid="0038af11"/>
    </style:style>
    <style:style style:name="T31" style:family="text">
      <style:text-properties officeooo:rsid="0039a992"/>
    </style:style>
    <style:style style:name="T32" style:family="text">
      <style:text-properties officeooo:rsid="003b7f6e"/>
    </style:style>
    <style:style style:name="T33" style:family="text">
      <style:text-properties officeooo:rsid="003cd0f9"/>
    </style:style>
    <style:style style:name="T34" style:family="text">
      <style:text-properties fo:background-color="#eb613d" loext:char-shading-value="0"/>
    </style:style>
    <style:style style:name="T35" style:family="text">
      <style:text-properties officeooo:rsid="003bbe16" fo:background-color="#eb613d" loext:char-shading-value="0"/>
    </style:style>
    <style:style style:name="T36" style:family="text">
      <style:text-properties officeooo:rsid="004ae57e" fo:background-color="#eb613d" loext:char-shading-value="0"/>
    </style:style>
    <style:style style:name="T37" style:family="text">
      <style:text-properties officeooo:rsid="004c83e6" fo:background-color="#eb613d" loext:char-shading-value="0"/>
    </style:style>
    <style:style style:name="T38" style:family="text">
      <style:text-properties officeooo:rsid="004d1beb" fo:background-color="#eb613d" loext:char-shading-value="0"/>
    </style:style>
    <style:style style:name="T39" style:family="text">
      <style:text-properties officeooo:rsid="004dc165" fo:background-color="#eb613d" loext:char-shading-value="0"/>
    </style:style>
    <style:style style:name="T40" style:family="text">
      <style:text-properties officeooo:rsid="0044bc8b"/>
    </style:style>
    <style:style style:name="T41" style:family="text">
      <style:text-properties officeooo:rsid="0045d4c6"/>
    </style:style>
    <style:style style:name="T42" style:family="text">
      <style:text-properties officeooo:rsid="00462bab"/>
    </style:style>
    <style:style style:name="T43" style:family="text">
      <style:text-properties officeooo:rsid="0047a732"/>
    </style:style>
    <style:style style:name="T44" style:family="text">
      <style:text-properties officeooo:rsid="0049bc84"/>
    </style:style>
    <style:style style:name="T45" style:family="text">
      <style:text-properties officeooo:rsid="004c52fb"/>
    </style:style>
    <style:style style:name="T46" style:family="text">
      <style:text-properties officeooo:rsid="004df41c"/>
    </style:style>
    <style:style style:name="T47" style:family="text">
      <style:text-properties officeooo:rsid="004e65e3"/>
    </style:style>
    <style:style style:name="T48" style:family="text">
      <style:text-properties officeooo:rsid="0051dab8"/>
    </style:style>
    <style:style style:name="T49" style:family="text">
      <style:text-properties officeooo:rsid="00524722"/>
    </style:style>
    <style:style style:name="T50" style:family="text">
      <style:text-properties officeooo:rsid="005410d8"/>
    </style:style>
    <style:style style:name="T51" style:family="text">
      <style:text-properties officeooo:rsid="0055de9c"/>
    </style:style>
    <style:style style:name="T52" style:family="text">
      <style:text-properties officeooo:rsid="0056c6b5"/>
    </style:style>
    <style:style style:name="T53" style:family="text">
      <style:text-properties officeooo:rsid="00585f0a"/>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Esse</text:span><text:span text:style-name="T5">Coin</text:span><text:span text:style-name="T4"> </text:span><text:s/>– Self Intelligence on the blockchain. </text:p>
      <text:p text:style-name="Standard">Founding Paper Draft 1</text:p>
      <text:p text:style-name="Standard"/>
      <text:section text:style-name="Sect1" text:name="Section1">
        <text:p text:style-name="P1">Introduction</text:p>
        <text:p text:style-name="P13">Measuring self intelligence on a peer or peer to peer basis would further the evolution of being. The next wave of Internet decentralization is underway. <text:s/>Currency/banking with bitcoin and others on the way, such a<text:span text:style-name="T44">s</text:span>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text:s text:c="2"/><text:span text:style-name="T37">Individuals and the</text:span><text:span text:style-name="T34"> measurers require a </text:span><text:span text:style-name="T37">universal </text:span><text:span text:style-name="T34">signal </text:span><text:span text:style-name="T37">to guide data/information/knowledge t</text:span><text:span text:style-name="T34">o </text:span><text:span text:style-name="T37">find it</text:span><text:span text:style-name="T38">s</text:span><text:span text:style-name="T37"> way to address the most pressing individual and </text:span><text:span text:style-name="T34">complex </text:span><text:span text:style-name="T37">collective </text:span><text:span text:style-name="T34">problem</text:span><text:span text:style-name="T37">s</text:span><text:span text:style-name="T34">. An EsseCoin </text:span><text:span text:style-name="T37">will be that measure, an objective universal probability number based on the algorithmic probability calculate</text:span><text:span text:style-name="T39">d</text:span><text:span text:style-name="T37"> </text:span><text:span text:style-name="T39">from</text:span><text:span text:style-name="T37"> computational complexity</text:span><text:span text:style-name="T34">. <text:s/>Historically, wealth, health and wellbeing are not measured directly, proxy 'value' mechanisms like money are used along with centralized trust institutions. <text:s/>EsseCoin decentralizes </text:span><text:span text:style-name="T39">computation intelligence </text:span><text:span text:style-name="T37">and provides a universal signal</text:span><text:span text:style-name="T34"> to produce a bottom up fabric for individuals and society to evolve.</text:span></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38" svg:width="1.4976in" svg:height="0.4559in" svg:x="2.3634in" svg:y="0.1661in"><text:p text:style-name="P38">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Standard"/>
        <text:p text:style-name="P1">EsseCoin</text:p>
        <text:p text:style-name="Standard">The cryptocurrency for the ModusEsse decentralized network.</text:p>
        <text:p text:style-name="Standard">Pronounce <text:s/>'s'</text:p>
        <text:p text:style-name="Standard"/>
        <text:p text:style-name="P9">Price signal</text:p>
        <text:p text:style-name="P26">In a monetary system of any type the most powerful comp<text:span text:style-name="T10">o</text:span>nent of its impact on the wor<text:span text:style-name="T30">l</text:span>d is that of <text:span text:style-name="T10">providing</text:span> a pric<text:span text:style-name="T10">e</text:span> signal to <text:span text:style-name="T14">all </text:span>participants. When the goal of economics of any school requires the allocation of scarce resources then, a universal pricing mechanism is all powerful i.e. money. <text:s/>But what about <text:span text:style-name="T10">in </text:span>a post monetary system, what is the <text:span text:style-name="T10">equivalent</text:span> of a price signal?</text:p>
        <text:p text:style-name="P26"/>
        <text:p text:style-name="P9"><text:span text:style-name="T35">Self Intelligence</text:span> signal<text:span text:style-name="T34"> </text:span><text:span text:style-name="T36">(problem complexity signal)</text:span></text:p>
        <text:p text:style-name="P28"><text:soft-page-break/>As an economy becomes more decentralized the individual participants also become more autonomous yet they still need to tap into the collective intelligence of the world. <text:s/>A <text:span text:style-name="T33">self intelligence</text:span> signal will be the mechanism that individuals will use to draw data, information or knowledge from the collective. <text:s/>This signal can contain more than just a simple numeric value. Th<text:span text:style-name="T33">e </text:span>signal needs to be context aware i.e. dynamic to i<text:span text:style-name="T15">ts</text:span> situation and address the certainty or doubt given all the knowledge available. <text:span text:style-name="T11">The signal encapsulates proof of data and proof of computation.</text:span></text:p>
        <text:p text:style-name="P28"/>
        <text:p text:style-name="P35">An objective universally applied algorithmic probability value will be assigned to every peer and peer to peer contract. Where a contract includes the legal wrapper<text:span text:style-name="T46">(context)</text:span>, sensor, computation code and data. <text:s/>The blockchain will evolve too and not only record the contracts in an open ledger but also have the ability to self organize the collective algorithmic probabilities across the network.</text:p>
        <text:p text:style-name="P35"/>
        <text:p text:style-name="P37">The numeric digits act as summary information but when exchanged the whole contract of <text:span text:style-name="T47">intelligence</text:span> is exchanged i.e. the ability to <text:span text:style-name="T45">apply the knowledge to each individuals data. <text:s/>The Contracts can be seen as a decentralized 'wolframalpha' computation platform applied to each individuals data.</text:span></text:p>
        <text:p text:style-name="P37"/>
        <text:p text:style-name="P28"><text:span text:style-name="T11"><text:s/></text:span>For example:</text:p>
        <text:p text:style-name="P27"/>
        <text:p text:style-name="P26">MKP – me <text:s/>knowledge probability</text:p>
        <text:p text:style-name="P26"/>
        <text:p text:style-name="P26">NKP – network knowledge probability</text:p>
        <text:p text:style-name="P26"/>
        <text:p text:style-name="P27">It can be envisioned individuals in society asking for a MKP in various contexts e.g. what is your MPK for weight loss? <text:span text:style-name="T31">Answer</text:span> me = personal trainer K 23 <text:s/>P 83% <text:s text:c="2"/>Network 7bn <text:s/>K 39 P 88%.</text:p>
        <text:p text:style-name="P27"/>
        <text:p text:style-name="P12">Difference between price and <text:span text:style-name="T41">a </text:span>Self Intelligence Signal</text:p>
        <text:p text:style-name="P32">Price is a human cultural construct, history tells the <text:s/>'look of a person' determined the value of an exchange and then a more abstract money or currency based value of exchange provide more advantages for society. <text:s/>This trend has continued to central banking and <text:span text:style-name="T48">the digital</text:span> technology underpinning the same basic monetary price signal society role. <text:s/>Technology now presents the opportunity to further evolve the exchange of value not base purely on the subject<text:span text:style-name="T49">ive</text:span> value judgment of individuals but also including a measure of reality<text:span text:style-name="T50">(initally crude but will improve with time, like seeding the 51% attack at the start of bitcoin blockchain)</text:span> <text:span text:style-name="T49">based on the underlying problem computational complexity.</text:span></text:p>
        <text:p text:style-name="Standard"/>
        <text:p text:style-name="P18"><text:span text:style-name="T1">Proof of data - Solving the subjective value problem</text:span> (bitcoin mining prime numbers)</text:p>
        <text:p text:style-name="P18">Money of any type, fiat or crypto is a proxy value. <text:s/>It does not directly measure value or record reality. <text:span text:style-name="T16">e</text:span>sseCoin is different, it is backed by data (of reality). <text:s/>Putting a value on data when each individual can measure the same data differently is the fundamental problem the esseCoin is addressing. <text:s/>In short how can we trust the underlying data tied to the esseCoin?</text:p>
        <text:p text:style-name="P18"/>
        <text:p text:style-name="P18"><text:span text:style-name="T1">Solving 'gaming the system' problem</text:span> (bit coin double spend)</text:p>
        <text:p text:style-name="P18">Tied to existing human monetary and contract systems e.g. fiat or bitcoin with elasticity in pricing denominated and created in esseCoins via a Smart Contract put a price on the 'subjective' peer to peer exchange of value back by agreed sensor and measured data. <text:s/>Over time society/culture will appreciate the value of esseCoin. At some point it can be envisioned that fait or crypto <text:span text:style-name="T6">monetary</text:span> currencies will have seen to have served their purpose and will not be used anymore.</text:p>
        <text:p text:style-name="P18"/>
        <text:p text:style-name="P4">Seeding esseCoins</text:p>
        <text:p text:style-name="P18"><text:soft-page-break/>Each new participant downloading a AAE wallet would be given a default amount of esseCoins. <text:s/>This would be like say, each human born has X value of data. This number would be completely subjective. In existing Crypto currencies seeding of a blockchain, such as pre-mining provides such a mechanism.</text:p>
        <text:p text:style-name="Standard"/>
        <text:p text:style-name="P5">How to value the seed issuance?</text:p>
        <text:p text:style-name="P19">Pure bytes of data logged? <text:s/>How can we be sure tied to identity? <text:s/>Some made up ratio? Or some mathematical principal not thought up yet. <text:s/>Looking for this to be naturally determined.</text:p>
        <text:p text:style-name="P36">A universally applied algorithmic probability value. Using computation complexity as a proxy signal for reality. </text:p>
        <text:p text:style-name="Standard"/>
        <text:p text:style-name="P4">Relative and Absolute Value</text:p>
        <text:p text:style-name="P18">esseCoin is a post monetary construct. <text:s/>In a monetary world, how much money you have matters and thus relative comparisons can be made. <text:s/>The concept of absolute value and relative value does not exist in esseCoins. <text:s/>What does exist now is the esseCoin Measurement protocol: is a world where you can Trust and use the underlying data of reality to further each and every participant in the networks own subjective or augmented intelligence agenda. </text:p>
        <text:p text:style-name="Standard"/>
        <text:p text:style-name="P1">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3"> -</text:span> (miner/farmers) <text:s/>sensors, ML, AI, AGI: <text:s/>Essie coin [attention value of beings will guide and motivate further evolution of algorithms/sensors to solve more complex problems.]</text:p>
        <text:p text:style-name="Standard"/>
        <text:p text:style-name="P33">Sensors with a low a<text:span text:style-name="T40">lgorithmic probability </text:span>i.e. the granularity of measurement in lower the others in the network, <text:span text:style-name="T40"><text:s/></text:span>will has an incentive to improve.</text:p>
        <text:p text:style-name="P33"/>
        <text:p text:style-name="P33">Computation code <text:span text:style-name="T43">(knowledge workers, or self experimentors, or history of existing knowledge)</text:span> <text:span text:style-name="T51">wo; also </text:span>have the same incentive to improve i.e. either a higher probability is available on the network or <text:span text:style-name="T51">the probability</text:span> <text:span text:style-name="T51">is </text:span>still not at 100% so if they improvie they will get used more.</text:p>
        <text:p text:style-name="P33"/>
        <text:p text:style-name="P33">Individuals will want a life with a high algorithmic <text:span text:style-name="T52">probability</text:span> value as this means the tie up between casuse and effect will be more <text:span text:style-name="T52">probable</text:span> and far improved f<text:span text:style-name="T52">rom </text:span>guessing (current world most of the time) or take a <text:span text:style-name="T52">signal</text:span> from price that is much <text:span text:style-name="T52">likely</text:span> to be distorted due <text:span text:style-name="T52">to </text:span>centralisatoin creation of money or the supply side wanting to shift product as asymmetrical supply of information. </text:p>
        <text:p text:style-name="P33"/>
        <text:p text:style-name="P34">Blockchain integrity. <text:s/>The same algorithmic probability measure applied to a peer or peer contract will be used across the entire blockchain. This providing an <text:span text:style-name="T52">autonomous</text:span> and independent <text:span text:style-name="T52">mechanism</text:span> for self <text:span text:style-name="T52">organization.</text:span> <text:s/>This code will be open sourced and managed by the DAO in much the same matter the type of blockchain hashing choices are made for bitcoin and ethereum etc.</text:p>
        <text:p text:style-name="Standard"/>
        <text:p text:style-name="P1">AAE Protocol Technology</text:p>
        <text:p text:style-name="P1">Introduction Autonomous Application Environment Protocol (see technical paper)</text:p>
        <text:p text:style-name="P1"/>
        <text:p text:style-name="P4">AAE core Protocol</text:p>
        <text:p text:style-name="P15">A trusted autonomous and independent technology for the creation of esseCoin based on sensors and <text:span text:style-name="T17">computation</text:span> measurement scale agreed in a Self or Peer to Peer data smart contract.</text:p>
        <text:p text:style-name="P1"/>
        <text:p text:style-name="P7">Role of the blockchain</text:p>
        <text:p text:style-name="P17">The role of the blockchain technology as applied to a <text:span text:style-name="T9">cryptography</text:span> base<text:span text:style-name="T9">d</text:span> currency is two fold, <text:soft-page-break/>facilit<text:span text:style-name="T18">a</text:span>te a decentralized ledge<text:span text:style-name="T18">r</text:span> system peer to peer that can be trusted due to mathematics. Peer to peer transaction proof of work providing a <text:span text:style-name="T19">disincentive</text:span> to defraud the system. In a post <text:span text:style-name="T19">monetary</text:span> currency the goal become different. <text:s/>The two main goals are to provide trust in the data of reality and the measurers (sensors, computation, contracts) that facility the peer to peer exchange of the data. Therefore the updating of each blockchain entry is not just a mere process of updating all with the '<text:span text:style-name="T19">transactions</text:span> of reality' but showing their impact on the individual. What human <text:span text:style-name="T19">visualization</text:span> measure is best to achieve this, a numeric number or a probability or some ratio of certainty? <text:s/>Can such a universally understand human unit be created and trusted?</text:p>
        <text:p text:style-name="P3"/>
        <text:p text:style-name="P3"/>
        <text:p text:style-name="P8">Wider Internet interactivity</text:p>
        <text:p text:style-name="P16">The evidence from bitcoin application developer community <text:span text:style-name="T21">h</text:span>as show they build new <text:span text:style-name="T22">infrastructure</text:span> around the core blockchain technology, for example exchange to convert bitcoin to fiat or other crypto <text:span text:style-name="T23">currencies</text:span> or gold <text:span text:style-name="T24">or </text:span>basically anything. <text:s/>Such exchange<text:span text:style-name="T25">s</text:span> might choose to include esseCoin however, the <text:span text:style-name="T20">equivalent</text:span> of a<text:span text:style-name="T42">n</text:span> exchange in a post monetary concept is much different. <text:s/>The role of the exchange will be to support the pricing of reality by activity e.g. how many esseCoins to put up for loosing 10lbs of weights in ABC context with sensor Y in a dynamic contract? <text:span text:style-name="T8">The computation software could also have esseCoin pricing mechanisms, where the price really means the value to the individual and network in terms of reality.</text:span></text:p>
        <text:p text:style-name="P1"/>
        <text:p text:style-name="P1">Adoption evolution</text:p>
        <text:p text:style-name="Standard">The decentralization of money, the decentralization of law, the decentralization of intelligence.</text:p>
        <text:p text:style-name="Standard"/>
        <text:p text:style-name="P4">Key Existing market/environment factor pre esseCoins</text:p>
        <text:p text:style-name="P18">Trusted independent sensors and adoption at a key saturation level, ie wearables gone main stream?</text:p>
        <text:p text:style-name="P18">Trusted measurement criteria, science or socially used, height, but not pain (not yet).</text:p>
        <text:p text:style-name="P18">Established smart contract protocol, bitcoin smart contract or ethereum.</text:p>
        <text:p text:style-name="P18"/>
        <text:p text:style-name="P10">Adoption cycle</text:p>
        <text:p text:style-name="P29"><text:span text:style-name="T1">Phase one</text:span> can begin by introducing the contract value in esseCoins. <text:s/>A purely human subjective valuing of value in addition to a monetary consideration. Over time humans will be come esseCoin price aware (maybe with the support of value exchanges). <text:s/>This can be seen as a big <text:span text:style-name="T12">behavior</text:span> change ask for the masses in the short run but those adopting bitcoin and ethereum would find it a natural progression.</text:p>
        <text:p text:style-name="P29"/>
        <text:p text:style-name="P29"><text:span text:style-name="T2">Phase two</text:span> <text:s/><text:span text:style-name="T12">Context aware esseCoin. A</text:span>s the core value of solving ever increasing complex personal (e.g. wellbeing) or collective problems (e.g. climate change) then instant value represented in esseCoins <text:span text:style-name="T26">wil </text:span>become self evident. <text:s/>As this value matches those intuitive in human intelligence, adoption will speed up naturally.</text:p>
        <text:p text:style-name="P29"/>
        <text:p text:style-name="P29"><text:span text:style-name="T2">Phase three</text:span> <text:s/><text:span text:style-name="T12">Context aware esseCoin value plus a probability of its applicability given collective knowledge. </text:span>To achieve this natural adoption based on human intelligence will need to see esseCoins evolve beyond subject contracts to the <text:span text:style-name="T13">comprehensive</text:span> and all encompassing 'proof of knowledge' measurement.</text:p>
        <text:p text:style-name="Standard"/>
        <text:p text:style-name="P11">Adoption by developers of Dapps</text:p>
        <text:p text:style-name="P30">Dapps <text:span text:style-name="T27">were</text:span> introduced by bi<text:span text:style-name="T28">t</text:span>coin (wallets) and ethereum projects. <text:s/>These developers bring day to day integration with all aspects of use. <text:s/>Why will website and mobile app developers choose to select Dapps as a main development environment? <text:s/>Dapps will run in existing web and mobile environment <text:soft-page-break/>with the decentralized plumbing <text:span text:style-name="T29">talked to in addition to the WWW protocol</text:span>. <text:s/>In the medium term there could be a breakthrough to a post browser dominated web UI.</text:p>
        <text:p text:style-name="Standard"/>
        <text:p text:style-name="P1">Case studies</text:p>
        <text:p text:style-name="P1">Examples:</text:p>
        <text:p text:style-name="P1"/>
        <text:p text:style-name="P1">1. Self example</text:p>
        <text:p text:style-name="Standard">1.1 Individual with a personal trainer &amp; gym membership (wellbeing)</text:p>
        <text:p text:style-name="Standard">An individual joins ABC gym, the contract concluded on the ethereum platform. <text:s/>In addition to access 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
        <text:p text:style-name="P21">Data &amp; Contract Flows</text:p>
        <text:p text:style-name="P19"/>
        <text:p text:style-name="P19"/>
        <text:p text:style-name="P20">Peer 1 <text:s/>individual wanting to improve fitness, specifics lose weight – gain muscle mass.</text:p>
        <text:p text:style-name="P20"/>
        <text:p text:style-name="P20">Peer 2 personal trainer, want to help individual achieve fitness goals.</text:p>
        <text:p text:style-name="P20"/>
        <text:p text:style-name="P20"/>
        <text:p text:style-name="P20">Today, <text:s/>contract put in palce between two parties (usually via gym but we will simplify)</text:p>
        <text:p text:style-name="P20"/>
        <text:p text:style-name="P20"><text:soft-page-break/>Contract <text:s text:c="2"/>Between Peers1 and Peer1. <text:s/>Objective loose 12lbs <text:s/>8lbs musle gain. Price 20 week programme, times Monday Wednesday and Friday of each week.</text:p>
        <text:p text:style-name="P20"/>
        <text:p text:style-name="P20">EsseContract: <text:s/>As above, but the sensor agreed was a fitbit wifi scales and fitcheckersensorapp.com. <text:s/>The parties agree to put a value of 50 esseCoins. <text:s/>[BIG QUESTION IS HOW IS THIS BASE VALUE SET??? SOME THING FOR THURSDAY CONVERSATION.]</text:p>
        <text:p text:style-name="Standard"/>
        <text:p text:style-name="Standard"/>
        <text:p text:style-name="Standard"/>
        <text:p text:style-name="P19"/>
        <text:p text:style-name="P5">Scaling up Look?</text:p>
        <text:p text:style-name="P19"/>
        <text:p text:style-name="P19">Four person world, two peer contracts, same goal different measuring esseCoi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text:span text:style-name="T53">accuracy</text:span> of position of individual muscles and bones and be available in home and during chiropractor treatments. </text:p>
        <text:p text:style-name="Standard"/>
        <text:p text:style-name="P1">2. Research knowledge PtoP</text:p>
        <text:p text:style-name="Standard">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ext:soft-page-break/>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3. Sensor</text:p>
        <text:p text:style-name="Standard">New sensors for monitoring X <text:s/>(sensor)</text:p>
        <text:p text:style-name="Standard">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2">4. Measurer </text:p>
        <text:p text:style-name="P2"><text:span text:style-name="T3">Prediction Machine learning Open source code e.g. </text:span><text:a xlink:type="simple" xlink:href="http://prediction.io/"><text:span text:style-name="T3">http://prediction.io/</text:span></text:a><text:span text:style-name="T3">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14"/>
        <text:p text:style-name="P14">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p>
        <text:p text:style-name="P14"/>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P6">Key technical people to find</text:p>
        <text:p text:style-name="P22">ethereum core developer or experience of building an app.</text:p>
        <text:p text:style-name="P22"><text:soft-page-break/><text:span text:style-name="T32">Mathematician</text:span> or <text:span text:style-name="T32">cryptographer</text:span></text:p>
        <text:p text:style-name="P22">CMO – person to design marketing message of whole concept</text:p>
        <text:p text:style-name="P22">Project manager</text:p>
        <text:p text:style-name="P22">Director of Engineering</text:p>
        <text:p text:style-name="P23">Documentation/technical writer</text:p>
        <text:p text:style-name="P25">Governess credibility</text:p>
        <text:p text:style-name="P24">Others??</text:p>
        <text:p text:style-name="P23"/>
        <text:p text:style-name="P31"/>
        <text:p text:style-name="P1">Funding</text:p>
        <text:p text:style-name="Standard">Issue of EsseCoins through a crypto public offering, accepting, Bitcoin, Ether or Safe Coins.</text:p>
        <text:p text:style-name="Standard"/>
        <text:p text:style-name="P1">Govern-ship – <text:span text:style-name="T7">setup DAO (decentralized autonomous organisation) </text:span></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s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7.2$Linux_X86_64 LibreOffice_project/420m0$Build-2</meta:generator>
    <dc:date>2014-11-21T10:59:56.976557698</dc:date>
    <meta:editing-duration>P6DT5H36M7S</meta:editing-duration>
    <meta:editing-cycles>226</meta:editing-cycles>
    <meta:document-statistic meta:table-count="0" meta:image-count="0" meta:object-count="0" meta:page-count="8" meta:paragraph-count="114" meta:word-count="3404" meta:character-count="21470" meta:non-whitespace-character-count="18047"/>
  </office:meta>
</office:document-meta>
</file>